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79cm" svg:height="6.688cm" svg:x="2.862cm" svg:y="2.155cm" svg:viewBox="0 0 4280 6689" svg:d="M2469 3260c1058-24 1793 372 1811 1470 17 1098-925 1786-1811 1917-886 132-1724-27-2325-793-86-130 499-837 582-670 288 613 912 768 1534 762 623-7 1584-336 1371-1146-212-810-990-703-1869-808-879-104-1934-715-1738-1882s1134-2013 2192-2103c1059-89 1752 648 1909 1095 41 161-653 680-685 437-181-1073-1993-1101-2635-27-641 1075 605 1772 1664 1748z">
          <text:p/>
        </draw:path>
        <draw:path draw:style-name="gr2" draw:text-style-name="P1" draw:layer="layout" svg:width="0.903cm" svg:height="0.661cm" draw:transform="skewX (0.00122173047639602) rotate (-2.15687788961459) translate (7.1224734765605cm 3.322688890543cm)" svg:viewBox="0 0 904 662" svg:d="M527 644c137-64 329-219 367-367 35-139-27-185-184-243-156-57-352-32-459-3-277 72-309 187-173 370 136 181 314 308 449 243z">
          <text:p/>
        </draw:path>
        <draw:path draw:style-name="gr2" draw:text-style-name="P1" draw:layer="layout" svg:width="0.902cm" svg:height="0.661cm" draw:transform="skewX (0.0012217304763961) rotate (-2.1556561591382) translate (3.7337906519274cm 7.4212958331612cm)" svg:viewBox="0 0 903 662" svg:d="M527 644c137-64 329-219 367-367 35-139-27-185-184-243-155-57-351-32-459-4-276 72-309 187-173 370 136 182 313 309 449 244z">
          <text:p/>
        </draw:path>
        <draw:path draw:style-name="gr3" draw:text-style-name="P1" draw:layer="layout" svg:width="0.948cm" svg:height="1.669cm" svg:x="3.148cm" svg:y="8.045cm" svg:viewBox="0 0 949 1670" svg:d="M949 139c-9 270-268 1189-439 1421-171 233-582 59-499-199s222-907 232-1114c10-208 716-378 706-108z">
          <text:p/>
        </draw:path>
        <draw:path draw:style-name="gr2" draw:text-style-name="P1" draw:layer="layout" svg:width="0.903cm" svg:height="0.661cm" draw:transform="skewX (0.00244346095279214) rotate (-2.1556561591382) translate (4.2233069992838cm 8.1573561881003cm)" svg:viewBox="0 0 904 662" svg:d="M527 644c137-64 329-219 367-367 35-139-27-185-184-243-156-57-352-32-459-4-277 72-309 187-173 370 136 182 314 309 449 244z">
          <text:p/>
        </draw:path>
        <draw:path draw:style-name="gr2" draw:text-style-name="P1" draw:layer="layout" svg:width="0.835cm" svg:height="0.55cm" draw:transform="rotate (-2.1561797579138) translate (3.8946543014025cm 9.2490076345981cm)" svg:viewBox="0 0 836 551" svg:d="M434 549c171-16 339-143 390-250 50-109-64-201-193-255-130-52-268-66-432 3-162 69-262 182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7:42.209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